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8000000438D54EA7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r4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Titre_20_et_20_contenu-notes">
      <style:graphic-properties draw:fill-color="#ffffff" fo:min-height="13.364cm"/>
    </style:style>
    <style:style style:name="pr7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55cm" fo:margin-bottom="0.212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1pt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40pt"/>
    </style:style>
    <style:style style:name="P7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69cm"/>
        <style:text-properties fo:font-family="Arial" style:font-family-generic="swiss" fo:color="#1287c3" fo:font-size="1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5.399cm" svg:height="5.662cm" svg:x="3.795cm" svg:y="0.934cm" presentation:class="title" presentation:user-transformed="true">
          <draw:text-box>
            <text:p text:style-name="P1"><text:span text:style-name="T1">Autorisation automatique du transfert de données</text:span></text:p>
          </draw:text-box>
        </draw:frame>
        <draw:frame draw:name="Sous-titre 2" presentation:style-name="pr2" draw:text-style-name="P4" draw:layer="layout" svg:width="25.399cm" svg:height="8.321cm" svg:x="8.817cm" svg:y="6.86cm" presentation:class="subtitle" presentation:user-transformed="true">
          <draw:text-box>
            <text:list text:style-name="L2">
              <text:list-item>
                <text:p text:style-name="P3"><text:span text:style-name="T2">Acceptation automatique après envoi du premier SMS et après expiration d’un délai, dans le cas de l’absence de réponse : juridiquement possible ?</text:span></text:p>
              </text:list-item>
              <text:list-item>
                <text:p text:style-name="P3"><text:span text:style-name="T2">Hypothèse du problème de batterie, de condition de la victime (perte de connaissance etc.)</text:span></text:p>
              </text:list-item>
              <text:list-item>
                <text:p text:style-name="P3"><text:span text:style-name="T2">Envoi de l’altitude du requérant et des conditions météo</text:span></text:p>
              </text:list-item>
              <text:list-item>
                <text:p text:style-name="P3"><text:span text:style-name="T2">Cette autorisation automatique de transfert des données est limitée dans le temp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voi automatique d’un message à destination de la victime" draw:style-name="dp1" draw:master-page-name="Titre_20_et_20_contenu" presentation:presentation-page-layout-name="AL2T11">
        <draw:frame draw:name="Titre 1" presentation:style-name="pr4" draw:text-style-name="P6" draw:layer="layout" svg:width="29.209cm" svg:height="6.451cm" svg:x="2.737cm" svg:y="0.35cm" presentation:class="title" presentation:user-transformed="true">
          <draw:text-box>
            <text:p text:style-name="P5"><text:span text:style-name="T1">Envoi automatique d’un message à destination de la victime</text:span></text:p>
          </draw:text-box>
        </draw:frame>
        <draw:frame draw:name="Espace réservé du contenu 2" presentation:style-name="pr5" draw:text-style-name="P8" draw:layer="layout" svg:width="29.209cm" svg:height="6.84cm" svg:x="3.992cm" svg:y="7.786cm" presentation:class="outline" presentation:user-transformed="true">
          <draw:text-box>
            <text:list text:style-name="L3">
              <text:list-item>
                <text:p text:style-name="P7"><text:span text:style-name="T3">Après transfert des données de géolocalisation, envoi d’un message pour prévenir la victime de l’arrivée des secours et injonction de ne pas se déplacer. </text:span></text:p>
              </text:list-item>
              <text:list-item>
                <text:p text:style-name="P7"><text:span text:style-name="T3">Estimation du temps d’arrivée des secours avec possibilité de visualiser la position des secours en temps réel.</text:span></text:p>
              </text:list-item>
              <text:list-item>
                <text:p text:style-name="P7"><text:span text:style-name="T3">Envoi d’un SMS avec consignes de « survie » de base.</text:span></text:p>
              </text:list-item>
              <text:list-item>
                <text:p text:style-name="P7"><text:span text:style-name="T3">Informations quant à la présence d’autres randonneurs dans le secteur vis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s possibles" draw:style-name="dp1" draw:master-page-name="Titre_20_et_20_contenu" presentation:presentation-page-layout-name="AL2T11">
        <draw:frame draw:name="Titre 1" presentation:style-name="pr4" draw:text-style-name="P6" draw:layer="layout" svg:width="27.829cm" svg:height="4.867cm" svg:x="4.123cm" svg:y="1.905cm" presentation:class="title" presentation:user-transformed="true">
          <draw:text-box>
            <text:p text:style-name="P5"><text:span text:style-name="T4">Usages possibles</text:span></text:p>
          </draw:text-box>
        </draw:frame>
        <draw:frame draw:name="Espace réservé du contenu 2" presentation:style-name="pr7" draw:text-style-name="P8" draw:layer="layout" svg:width="27.829cm" svg:height="8.677cm" svg:x="4.123cm" svg:y="7.408cm" presentation:class="outline" presentation:user-transformed="true">
          <draw:text-box>
            <text:list text:style-name="L3">
              <text:list-item>
                <text:p text:style-name="P7"><text:span text:style-name="T3">Permettre a un utilisateur d’envoyer ses coordonnées a un tiers ( proches ) 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78000000438D54EA72C.png" xlink:type="simple" xlink:show="embed" xlink:actuate="onLoad"/>
    <draw:fill-image draw:name="msFillBitmap_20_2" draw:display-name="msFillBitmap 2" xlink:href="Pictures/100000000000078000000438D54EA72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font-size="60pt" fo:hyphenate="false"/>
    </style:style>
    <style:style style:name="MP5" style:family="paragraph"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40pt" fo:hyphenate="false"/>
    </style:style>
    <style:style style:name="MP9" style:family="paragraph">
      <style:paragraph-properties fo:text-align="start" style:font-independent-line-spacing="true"/>
      <style:text-properties fo:font-size="40pt"/>
    </style:style>
    <style:style style:name="MP10" style:family="paragraph">
      <style:paragraph-properties fo:text-align="start"/>
      <style:text-properties fo:font-size="24pt"/>
    </style:style>
    <style:style style:name="MP11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12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13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24pt" fo:hyphenate="false"/>
    </style:style>
    <style:style style:name="MP16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93cm"/>
        <style:text-properties fo:font-family="Arial" style:font-family-generic="swiss" fo:color="#1287c3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1287c3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1287c3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1287c3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1287c3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3" draw:text-style-name="MP3" draw:layer="layout" svg:width="2.954cm" svg:height="7.729cm" svg:x="2.734cm" svg:y="-0.013cm">
          <text:p/>
          <draw:enhanced-geometry draw:mirror-horizontal="false" draw:mirror-vertical="false" drawooo:sub-view-size="670 1753" draw:text-areas="0 0 ?f0 ?f1" svg:viewBox="0 0 0 0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2.874cm" svg:height="7.425cm" svg:x="1.517cm" svg:y="-0.013cm">
          <text:p/>
          <draw:enhanced-geometry draw:mirror-horizontal="false" draw:mirror-vertical="false" drawooo:sub-view-size="652 1684" draw:text-areas="0 0 ?f0 ?f1" svg:viewBox="0 0 0 0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5" draw:text-style-name="MP3" draw:layer="layout" svg:width="7.482cm" svg:height="11.874cm" svg:x="1.517cm" svg:y="7.175cm">
          <text:p/>
          <draw:enhanced-geometry draw:mirror-horizontal="false" draw:mirror-vertical="false" drawooo:sub-view-size="1697 2693" draw:text-areas="0 0 ?f0 ?f1" svg:viewBox="0 0 0 0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6" draw:text-style-name="MP3" draw:layer="layout" svg:width="9.255cm" svg:height="11.57cm" svg:x="2.747cm" svg:y="7.479cm">
          <text:p/>
          <draw:enhanced-geometry draw:mirror-horizontal="false" draw:mirror-vertical="false" drawooo:sub-view-size="2099 2624" draw:text-areas="0 0 ?f0 ?f1" svg:viewBox="0 0 0 0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7" draw:text-style-name="MP3" draw:layer="layout" svg:width="12.712cm" svg:height="11.583cm" svg:x="2.734cm" svg:y="7.466cm">
          <text:p/>
          <draw:enhanced-geometry draw:mirror-horizontal="false" draw:mirror-vertical="false" drawooo:sub-view-size="2883 2627" draw:text-areas="0 0 ?f0 ?f1" svg:viewBox="0 0 0 0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8" draw:text-style-name="MP3" draw:layer="layout" svg:width="9.956cm" svg:height="11.888cm" svg:x="1.517cm" svg:y="7.161cm">
          <text:p/>
          <draw:enhanced-geometry draw:mirror-horizontal="false" draw:mirror-vertical="false" drawooo:sub-view-size="2258 2696" draw:text-areas="0 0 ?f0 ?f1" svg:viewBox="0 0 0 0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5" draw:layer="backgroundobjects" svg:width="23.817cm" svg:height="7.266cm" svg:x="8.134cm" svg:y="3.834cm" presentation:class="title" presentation:user-transformed="true">
        <draw:text-box>
          <text:p text:style-name="MP4"><text:span text:style-name="MT1">Cliquez pour éditer le format du texte-titreCliquez et modifiez le titre</text:span></text:p>
        </draw:text-box>
      </draw:frame>
      <draw:frame draw:name="Date Placeholder 3" presentation:style-name="Mpr2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2"><text:date style:data-style-name="D1" text:date-value="2015-10-23">23/10/2015</text:date></text:span></text:p>
        </draw:text-box>
      </draw:frame>
      <draw:frame draw:name="Footer Placeholder 4" presentation:style-name="Mpr2" draw:text-style-name="MP7" draw:layer="backgroundobjects" svg:width="12.01cm" svg:height="1.013cm" svg:x="14.812cm" svg:y="16.34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53cm" svg:height="1.013cm" svg:x="30.422cm" svg:y="16.342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3" draw:layer="layout" svg:width="3.117cm" svg:height="14.802cm" svg:x="1.27cm" svg:y="0cm">
          <text:p/>
          <draw:enhanced-geometry draw:mirror-horizontal="false" draw:mirror-vertical="false" drawooo:sub-view-size="707 3357" draw:text-areas="0 0 ?f0 ?f1" svg:viewBox="0 0 0 0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3" draw:layer="layout" svg:width="3.103cm" svg:height="14.657cm" svg:x="0.419cm" svg:y="0cm">
          <text:p/>
          <draw:enhanced-geometry draw:mirror-horizontal="false" draw:mirror-vertical="false" drawooo:sub-view-size="704 3324" draw:text-areas="0 0 ?f0 ?f1" svg:viewBox="0 0 0 0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3" draw:layer="layout" svg:width="3.412cm" svg:height="4.497cm" svg:x="0.419cm" svg:y="14.552cm">
          <text:p/>
          <draw:enhanced-geometry draw:mirror-horizontal="false" draw:mirror-vertical="false" drawooo:sub-view-size="774 1020" draw:text-areas="0 0 ?f0 ?f1" svg:viewBox="0 0 0 0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3" draw:layer="layout" svg:width="4.153cm" svg:height="4.351cm" svg:x="1.27cm" svg:y="14.698cm">
          <text:p/>
          <draw:enhanced-geometry draw:mirror-horizontal="false" draw:mirror-vertical="false" drawooo:sub-view-size="942 987" draw:text-areas="0 0 ?f0 ?f1" svg:viewBox="0 0 0 0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3" draw:layer="layout" svg:width="5.917cm" svg:height="4.365cm" svg:x="1.27cm" svg:y="14.684cm">
          <text:p/>
          <draw:enhanced-geometry draw:mirror-horizontal="false" draw:mirror-vertical="false" drawooo:sub-view-size="1342 990" draw:text-areas="0 0 ?f0 ?f1" svg:viewBox="0 0 0 0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3" draw:layer="layout" svg:width="4.709cm" svg:height="4.497cm" svg:x="0.419cm" svg:y="14.552cm">
          <text:p/>
          <draw:enhanced-geometry draw:mirror-horizontal="false" draw:mirror-vertical="false" drawooo:sub-view-size="1068 1020" draw:text-areas="0 0 ?f0 ?f1" svg:viewBox="0 0 0 0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9" draw:layer="backgroundobjects" svg:width="27.829cm" svg:height="4.867cm" svg:x="4.123cm" svg:y="1.905cm" presentation:class="title" presentation:user-transformed="true">
        <draw:text-box>
          <text:p text:style-name="MP8"><text:span text:style-name="MT3">Cliquez pour éditer le format du texte-titreCliquez et modifiez le titre</text:span></text:p>
        </draw:text-box>
      </draw:frame>
      <draw:frame draw:name="Content Placeholder 2" presentation:style-name="Mpr6" draw:text-style-name="MP16" draw:layer="backgroundobjects" svg:width="27.829cm" svg:height="8.677cm" svg:x="4.123cm" svg:y="7.408cm" presentation:class="outline" presentation:user-transformed="true">
        <draw:text-box>
          <text:list text:style-name="ML5">
            <text:list-item>
              <text:p text:style-name="MP10"><text:span text:style-name="MT4">Cliquez pour éditer le format du plan de texte</text:span></text:p>
              <text:list>
                <text:list-item>
                  <text:p text:style-name="MP10"><text:span text:style-name="MT4">Second niveau de plan</text:span></text:p>
                  <text:list>
                    <text:list-item>
                      <text:p text:style-name="MP10"><text:span text:style-name="MT4">Troisième niveau de plan</text:span></text:p>
                      <text:list>
                        <text:list-item>
                          <text:p text:style-name="MP10"><text:span text:style-name="MT4">Quatrième niveau de plan</text:span></text:p>
                          <text:list>
                            <text:list-item>
                              <text:p text:style-name="MP10"><text:span text:style-name="MT4">Cinquième niveau de plan</text:span></text:p>
                              <text:list>
                                <text:list-item>
                                  <text:p text:style-name="MP1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4">Septième niveau de plan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5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174cm" svg:height="1.013cm" svg:x="27.035cm" svg:y="16.342cm" presentation:class="date-time" presentation:user-transformed="true">
        <draw:text-box>
          <text:p text:style-name="MP6"><text:span text:style-name="MT2"><text:date style:data-style-name="D1" text:date-value="2015-10-23">23/10/2015</text:date></text:span></text:p>
        </draw:text-box>
      </draw:frame>
      <draw:frame draw:name="Footer Placeholder 4" presentation:style-name="Mpr7" draw:text-style-name="MP7" draw:layer="backgroundobjects" svg:width="19.677cm" svg:height="1.013cm" svg:x="7.145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53cm" svg:height="1.013cm" svg:x="30.422cm" svg:y="16.298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utorisation automatique du transfert de données</dc:title>
    <meta:initial-creator>RICHARD Jules</meta:initial-creator>
    <dc:creator>RICHARD Jules</dc:creator>
    <meta:editing-cycles>10</meta:editing-cycles>
    <meta:creation-date>2015-10-13T14:18:30</meta:creation-date>
    <dc:date>2015-10-13T15:03:46</dc:date>
    <meta:editing-duration>PT45S</meta:editing-duration>
    <meta:generator>LibreOffice/4.3.7.2.0$Windows_x86 LibreOffice_project/48a90ee55c9f053c937b3e8638cc753652d70536</meta:generator>
    <meta:document-statistic meta:object-count="6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Droplet" xlink:href=""/>
  </office:meta>
</office:document-meta>
</file>